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Створення Фітнес - програми</text:span></text:p>
      <text:p text:style-name="P2"><text:span text:style-name="T2"/></text:p>
      <text:p text:style-name="P2"><text:span text:style-name="T3"><text:s text:c="14"/>Етап проектування</text:span></text:p>
      <text:p text:style-name="P2"><text:span text:style-name="T4"><text:s text:c="18"/></text:span></text:p>
      <text:p text:style-name="P2"><text:span text:style-name="T5"><text:s text:c="19"/>Вимоги:</text:span></text:p>
      <text:p text:style-name="P2"><text:span text:style-name="T6"/></text:p>
      <text:p text:style-name="P2"><text:span text:style-name="T6">1.Для зберігання інформації слід використовувати текстові файли. Бази даних використовувати не можна.</text:span></text:p>
      <text:p text:style-name="P2"><text:span text:style-name="T6">2. Має бути підтримка трьох видів ролей: керівник, співробітник на зарплаті, позаштатний співробітник (фрілансер). При цьому авторизація відсутня тобто при вході у додаток визначення ролі співробітника полягає в чесному виборі. Як він себе називає<text:s/></text:span><text:span text:style-name="T7">–<text:s/></text:span><text:span text:style-name="T8">тим і є. Ми довіряємо його вибору.</text:span></text:p>
      <text:p text:style-name="P2"><text:span text:style-name="T8">3.Інтерфейс має бути побудований на базі консольної програми</text:span></text:p>
      <text:p text:style-name="P2"><text:span text:style-name="T8">4.Код має бути покритий юніт тестами. Рекомендований відсоток покриття коду не менше ніж 50%. Тобто. якщо у вас є 10 методів у коді - має бути хоча б 5 тестів на ці методи. Якщо вам зовсім не знайома тема юніт тестування<text:s/></text:span><text:span text:style-name="T9">–<text:s/></text:span><text:span text:style-name="T10">цю вимогу можна ігнорувати</text:span></text:p>
      <text:p text:style-name="P2"><text:span text:style-name="T10">5.Рекомендується використовувати систему контролю версій GIT і фіксувати проміжні результати в міру розробки програми. Коментарі до коммітів слід давати осмислені.</text:span></text:p>
      <text:p text:style-name="P2"><text:span text:style-name="T10">6.Ввод даних має перевірятися на коректність тобто. явно які у реальному світі дані неможливо знайти збережені у систему. У разі слід видавати попередження.</text:span></text:p>
      <text:p text:style-name="P2"><text:span text:style-name="T10"/></text:p>
      <text:p text:style-name="P2"><text:span text:style-name="T11">Технічні рекомендації</text:span></text:p>
      <text:p text:style-name="P2"><text:span text:style-name="T12"/></text:p>
      <text:p text:style-name="P2"><text:span text:style-name="T12">Для зберігання даних використовуємо csv файли (це простий текстовий файл) з коміком.</text:span></text:p>
      <text:p text:style-name="P2"><text:span text:style-name="T12"/></text:p>
      <text:p text:style-name="P2"><text:span text:style-name="T12">Приклад інформації з файлу зі списком відпрацьованих годин працівників:</text:span></text:p>
      <text:p text:style-name="P2"><text:span text:style-name="T12">10.10.2020,Кравченко,8,працював весь день над завданням таким-то</text:span></text:p>
      <text:p text:style-name="P2"><text:span text:style-name="T12">10.10.2020,Скрипник,9,фіча<text:s/></text:span><text:span text:style-name="T13">№</text:span><text:span text:style-name="T14">1</text:span></text:p>
      <text:p text:style-name="P2"><text:span text:style-name="T14">11.10.2020,</text:span><text:span text:style-name="T15">Авраменко,8,виправляв баги у модулі звітів</text:span></text:p>
      <text:p text:style-name="P2"><text:span text:style-name="T15"/></text:p>
      <text:p text:style-name="P2"><text:span text:style-name="T15">Список співробітників виглядатиме так:</text:span></text:p>
      <text:p text:style-name="P2"><text:span text:style-name="T15">Кравченко, керівник</text:span></text:p>
      <text:p text:style-name="P2"><text:span text:style-name="T15">Скрипник, співробітник</text:span></text:p>
      <text:p text:style-name="P2"><text:span text:style-name="T15">Авраменко,фрілансер</text:span></text:p>
      <text:p text:style-name="P2"><text:span text:style-name="T15"/></text:p>
      <text:p text:style-name="P2"><text:span text:style-name="T15">Зберігання інформації по ролях має бути поділено на файли. Зрештою всього буде 4 файли</text:span></text:p>
      <text:p text:style-name="P2"><text:span text:style-name="T15">Список співробітників</text:span></text:p>
      <text:p text:style-name="P2"><text:span text:style-name="T15">Список відпрацьованих годин керівників</text:span></text:p>
      <text:p text:style-name="P2"><text:span text:style-name="T15">Список відпрацьованих годин працівників на зарплаті</text:span></text:p>
      <text:p text:style-name="P2"><text:span text:style-name="T15">Список відпрацьованих годинників позаштатних співробітників</text:span></text:p>
      <text:p text:style-name="P2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